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15"/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1.905cm"/>
    </style:style>
    <style:style style:name="co3" style:family="table-column">
      <style:table-column-properties fo:break-before="auto" style:column-width="4.89479166666667cm"/>
    </style:style>
    <style:style style:name="co4" style:family="table-column">
      <style:table-column-properties fo:break-before="auto" style:column-width="2.43416666666667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om" table:style-name="ta1">
        <table:table-column table:style-name="co1" table:number-columns-repeated="7" table:default-cell-style-name="ce1"/>
        <table:table-column table:style-name="co2" table:number-columns-repeated="16377" table:default-cell-style-name="ce1"/>
        <table:table-row table:style-name="ro1">
          <table:table-cell office:value-type="string" table:style-name="ce1">
            <text:p>Neuron</text:p>
          </table:table-cell>
          <table:table-cell office:value-type="string" table:style-name="ce1">
            <text:p>N_stems</text:p>
          </table:table-cell>
          <table:table-cell office:value-type="string" table:style-name="ce1">
            <text:p>N_bifs</text:p>
          </table:table-cell>
          <table:table-cell office:value-type="string" table:style-name="ce1">
            <text:p>N_branch</text:p>
          </table:table-cell>
          <table:table-cell office:value-type="string" table:style-name="ce1">
            <text:p>N_tips</text:p>
          </table:table-cell>
          <table:table-cell office:value-type="string" table:style-name="ce1">
            <text:p>Euclidean Distance</text:p>
          </table:table-cell>
          <table:table-cell office:value-type="string" table:style-name="ce1">
            <text:p>PathDistance</text:p>
          </table:table-cell>
          <table:table-cell table:style-name="ce1"/>
          <table:table-cell office:value-type="string" table:style-name="ce1">
            <text:p>Av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7" table:style-name="ce1">
            <text:p>7</text:p>
          </table:table-cell>
          <table:table-cell office:value-type="float" office:value="5" table:style-name="ce1">
            <text:p>5</text:p>
          </table:table-cell>
          <table:table-cell office:value-type="float" office:value="225.42" table:style-name="ce1">
            <text:p>225.42</text:p>
          </table:table-cell>
          <table:table-cell office:value-type="float" office:value="496.584" table:style-name="ce1">
            <text:p>496.584</text:p>
          </table:table-cell>
          <table:table-cell table:number-columns-repeated="16377" table:style-name="ce1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6" table:style-name="ce1">
            <text:p>6</text:p>
          </table:table-cell>
          <table:table-cell office:value-type="float" office:value="14" table:style-name="ce1">
            <text:p>14</text:p>
          </table:table-cell>
          <table:table-cell office:value-type="float" office:value="34" table:style-name="ce1">
            <text:p>34</text:p>
          </table:table-cell>
          <table:table-cell office:value-type="float" office:value="20" table:style-name="ce1">
            <text:p>20</text:p>
          </table:table-cell>
          <table:table-cell office:value-type="float" office:value="288.39699999999999" table:style-name="ce1">
            <text:p>288.397</text:p>
          </table:table-cell>
          <table:table-cell office:value-type="float" office:value="605.32299999999998" table:style-name="ce2">
            <text:p>6.05E+02</text:p>
          </table:table-cell>
          <table:table-cell table:number-columns-repeated="16377" table:style-name="ce1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4" table:style-name="ce1">
            <text:p>4</text:p>
          </table:table-cell>
          <table:table-cell office:value-type="float" office:value="8" table:style-name="ce1">
            <text:p>8</text:p>
          </table:table-cell>
          <table:table-cell office:value-type="float" office:value="20" table:style-name="ce1">
            <text:p>20</text:p>
          </table:table-cell>
          <table:table-cell office:value-type="float" office:value="12" table:style-name="ce1">
            <text:p>12</text:p>
          </table:table-cell>
          <table:table-cell office:value-type="float" office:value="134.44" table:style-name="ce1">
            <text:p>134.44</text:p>
          </table:table-cell>
          <table:table-cell office:value-type="float" office:value="389.46699999999998" table:style-name="ce1">
            <text:p>389.467</text:p>
          </table:table-cell>
          <table:table-cell table:number-columns-repeated="16377" table:style-name="ce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6" table:style-name="ce1">
            <text:p>6</text:p>
          </table:table-cell>
          <table:table-cell office:value-type="float" office:value="15" table:style-name="ce1">
            <text:p>15</text:p>
          </table:table-cell>
          <table:table-cell office:value-type="float" office:value="9" table:style-name="ce1">
            <text:p>9</text:p>
          </table:table-cell>
          <table:table-cell office:value-type="float" office:value="227.2" table:style-name="ce1">
            <text:p>227.2</text:p>
          </table:table-cell>
          <table:table-cell office:value-type="float" office:value="519.20799999999997" table:style-name="ce1">
            <text:p>519.208</text:p>
          </table:table-cell>
          <table:table-cell table:number-columns-repeated="16377" table:style-name="ce1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7" table:style-name="ce1">
            <text:p>7</text:p>
          </table:table-cell>
          <table:table-cell office:value-type="float" office:value="7" table:style-name="ce1">
            <text:p>7</text:p>
          </table:table-cell>
          <table:table-cell office:value-type="float" office:value="21" table:style-name="ce1">
            <text:p>21</text:p>
          </table:table-cell>
          <table:table-cell office:value-type="float" office:value="14" table:style-name="ce1">
            <text:p>14</text:p>
          </table:table-cell>
          <table:table-cell office:value-type="float" office:value="185.173" table:style-name="ce1">
            <text:p>185.173</text:p>
          </table:table-cell>
          <table:table-cell office:value-type="float" office:value="396.87799999999999" table:style-name="ce1">
            <text:p>396.878</text:p>
          </table:table-cell>
          <table:table-cell table:number-columns-repeated="16377" table:style-name="ce1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6" table:style-name="ce1">
            <text:p>6</text:p>
          </table:table-cell>
          <table:table-cell office:value-type="float" office:value="11" table:style-name="ce1">
            <text:p>11</text:p>
          </table:table-cell>
          <table:table-cell office:value-type="float" office:value="28" table:style-name="ce1">
            <text:p>28</text:p>
          </table:table-cell>
          <table:table-cell office:value-type="float" office:value="17" table:style-name="ce1">
            <text:p>17</text:p>
          </table:table-cell>
          <table:table-cell office:value-type="float" office:value="197.709" table:style-name="ce1">
            <text:p>197.709</text:p>
          </table:table-cell>
          <table:table-cell office:value-type="float" office:value="412.053" table:style-name="ce1">
            <text:p>412.053</text:p>
          </table:table-cell>
          <table:table-cell table:number-columns-repeated="16377" table:style-name="ce1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11" table:style-name="ce1">
            <text:p>11</text:p>
          </table:table-cell>
          <table:table-cell office:value-type="float" office:value="7" table:style-name="ce1">
            <text:p>7</text:p>
          </table:table-cell>
          <table:table-cell office:value-type="float" office:value="178.667" table:style-name="ce1">
            <text:p>178.667</text:p>
          </table:table-cell>
          <table:table-cell office:value-type="float" office:value="381.94900000000001" table:style-name="ce1">
            <text:p>381.949</text:p>
          </table:table-cell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2">
          <table:table-cell office:value-type="string" table:style-name="ce3">
            <text:p>Average</text:p>
          </table:table-cell>
          <table:table-cell office:value-type="float" office:value="4.5714285714285712" table:formula="of:=AVERAGE([.B2:.B8])" table:style-name="ce1">
            <text:p>4.571428571</text:p>
          </table:table-cell>
          <table:table-cell office:value-type="float" office:value="7.4285714285714288" table:formula="of:=AVERAGE([.C2:.C8])" table:style-name="ce1">
            <text:p>7.428571429</text:p>
          </table:table-cell>
          <table:table-cell office:value-type="float" office:value="19.428571428571427" table:formula="of:=AVERAGE([.D2:.D8])" table:style-name="ce1">
            <text:p>19.42857143</text:p>
          </table:table-cell>
          <table:table-cell office:value-type="float" office:value="12" table:formula="of:=AVERAGE([.E2:.E8])" table:style-name="ce1">
            <text:p>12</text:p>
          </table:table-cell>
          <table:table-cell office:value-type="float" office:value="205.28657142857145" table:formula="of:=AVERAGE([.F2:.F8])" table:style-name="ce1">
            <text:p>205.2865714</text:p>
          </table:table-cell>
          <table:table-cell office:value-type="float" office:value="457.35171428571431" table:formula="of:=AVERAGE([.G2:.G8])" table:style-name="ce1">
            <text:p>457.3517143</text:p>
          </table:table-cell>
          <table:table-cell table:number-columns-repeated="16377" table:style-name="ce1"/>
        </table:table-row>
        <table:table-row table:number-rows-repeated="1048566" table:style-name="ro1">
          <table:table-cell table:number-columns-repeated="16384"/>
        </table:table-row>
      </table:table>
      <table:table table:name="PV" table:style-name="ta2">
        <table:table-column table:style-name="co1" table:number-columns-repeated="5" table:default-cell-style-name="ce1"/>
        <table:table-column table:style-name="co3" table:default-cell-style-name="ce1"/>
        <table:table-column table:style-name="co4" table:default-cell-style-name="ce1"/>
        <table:table-column table:style-name="co2" table:number-columns-repeated="16377" table:default-cell-style-name="ce1"/>
        <table:table-row table:style-name="ro1">
          <table:table-cell office:value-type="string" table:style-name="ce1">
            <text:p>Neuron</text:p>
          </table:table-cell>
          <table:table-cell office:value-type="string" table:style-name="ce1">
            <text:p>N_stems</text:p>
          </table:table-cell>
          <table:table-cell office:value-type="string" table:style-name="ce1">
            <text:p>N_bifs</text:p>
          </table:table-cell>
          <table:table-cell office:value-type="string" table:style-name="ce1">
            <text:p>N_branch</text:p>
          </table:table-cell>
          <table:table-cell office:value-type="string" table:style-name="ce1">
            <text:p>N_tips</text:p>
          </table:table-cell>
          <table:table-cell office:value-type="string" table:style-name="ce1">
            <text:p>Euclidean Distance</text:p>
          </table:table-cell>
          <table:table-cell office:value-type="string" table:style-name="ce1">
            <text:p>PathDistance</text:p>
          </table:table-cell>
          <table:table-cell table:number-columns-repeated="16377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11" table:style-name="ce1">
            <text:p>11</text:p>
          </table:table-cell>
          <table:table-cell office:value-type="float" office:value="26" table:style-name="ce1">
            <text:p>26</text:p>
          </table:table-cell>
          <table:table-cell office:value-type="float" office:value="63" table:style-name="ce1">
            <text:p>63</text:p>
          </table:table-cell>
          <table:table-cell office:value-type="float" office:value="37" table:style-name="ce1">
            <text:p>37</text:p>
          </table:table-cell>
          <table:table-cell office:value-type="float" office:value="206.274" table:style-name="ce1">
            <text:p>206.274</text:p>
          </table:table-cell>
          <table:table-cell office:value-type="float" office:value="568.42100000000005" table:style-name="ce2">
            <text:p>5.68E+02</text:p>
          </table:table-cell>
          <table:table-cell table:number-columns-repeated="16377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9" table:style-name="ce1">
            <text:p>9</text:p>
          </table:table-cell>
          <table:table-cell office:value-type="float" office:value="18" table:style-name="ce1">
            <text:p>18</text:p>
          </table:table-cell>
          <table:table-cell office:value-type="float" office:value="45" table:style-name="ce1">
            <text:p>45</text:p>
          </table:table-cell>
          <table:table-cell office:value-type="float" office:value="27" table:style-name="ce1">
            <text:p>27</text:p>
          </table:table-cell>
          <table:table-cell office:value-type="float" office:value="237.99600000000001" table:style-name="ce1">
            <text:p>237.996</text:p>
          </table:table-cell>
          <table:table-cell office:value-type="float" office:value="612.60199999999998" table:style-name="ce2">
            <text:p>6.13E+02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2">
          <table:table-cell table:style-name="ce3"/>
          <table:table-cell office:value-type="float" office:value="10" table:formula="of:=AVERAGE([.B2:.B3])" table:style-name="ce1">
            <text:p>10</text:p>
          </table:table-cell>
          <table:table-cell office:value-type="float" office:value="22" table:formula="of:=AVERAGE([.C2:.C3])" table:style-name="ce1">
            <text:p>22</text:p>
          </table:table-cell>
          <table:table-cell office:value-type="float" office:value="54" table:formula="of:=AVERAGE([.D2:.D3])" table:style-name="ce1">
            <text:p>54</text:p>
          </table:table-cell>
          <table:table-cell office:value-type="float" office:value="32" table:formula="of:=AVERAGE([.E2:.E3])" table:style-name="ce1">
            <text:p>32</text:p>
          </table:table-cell>
          <table:table-cell office:value-type="float" office:value="222.13499999999999" table:formula="of:=AVERAGE([.F2:.F3])" table:style-name="ce1">
            <text:p>222.135</text:p>
          </table:table-cell>
          <table:table-cell office:value-type="float" office:value="590.51150000000007" table:formula="of:=AVERAGE([.G2:.G3])" table:style-name="ce1">
            <text:p>590.5115</text:p>
          </table:table-cell>
          <table:table-cell table:number-columns-repeated="16377"/>
        </table:table-row>
        <table:table-row table:number-rows-repeated="1048571" table:style-name="ro1">
          <table:table-cell table:number-columns-repeated="16384"/>
        </table:table-row>
      </table:table>
      <table:table table:name="PVcalb" table:style-name="ta2">
        <table:table-column table:style-name="co1" table:number-columns-repeated="7" table:default-cell-style-name="ce1"/>
        <table:table-column table:style-name="co2" table:number-columns-repeated="16377" table:default-cell-style-name="ce1"/>
        <table:table-row table:style-name="ro1">
          <table:table-cell office:value-type="string" table:style-name="ce1">
            <text:p>Neuron</text:p>
          </table:table-cell>
          <table:table-cell office:value-type="string" table:style-name="ce1">
            <text:p>N_stems</text:p>
          </table:table-cell>
          <table:table-cell office:value-type="string" table:style-name="ce1">
            <text:p>N_bifs</text:p>
          </table:table-cell>
          <table:table-cell office:value-type="string" table:style-name="ce1">
            <text:p>N_branch</text:p>
          </table:table-cell>
          <table:table-cell office:value-type="string" table:style-name="ce1">
            <text:p>N_tips</text:p>
          </table:table-cell>
          <table:table-cell office:value-type="string" table:style-name="ce1">
            <text:p>Euclidean Distance</text:p>
          </table:table-cell>
          <table:table-cell office:value-type="string" table:style-name="ce1">
            <text:p>PathDistance</text:p>
          </table:table-cell>
          <table:table-cell table:number-columns-repeated="16377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5" table:style-name="ce1">
            <text:p>5</text:p>
          </table:table-cell>
          <table:table-cell office:value-type="float" office:value="23" table:style-name="ce1">
            <text:p>23</text:p>
          </table:table-cell>
          <table:table-cell office:value-type="float" office:value="51" table:style-name="ce1">
            <text:p>51</text:p>
          </table:table-cell>
          <table:table-cell office:value-type="float" office:value="28" table:style-name="ce1">
            <text:p>28</text:p>
          </table:table-cell>
          <table:table-cell office:value-type="float" office:value="261.702" table:style-name="ce1">
            <text:p>261.702</text:p>
          </table:table-cell>
          <table:table-cell office:value-type="float" office:value="540.947" table:style-name="ce2">
            <text:p>5.41E+02</text:p>
          </table:table-cell>
          <table:table-cell table:number-columns-repeated="16377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4" table:style-name="ce1">
            <text:p>4</text:p>
          </table:table-cell>
          <table:table-cell office:value-type="float" office:value="20" table:style-name="ce1">
            <text:p>20</text:p>
          </table:table-cell>
          <table:table-cell office:value-type="float" office:value="44" table:style-name="ce1">
            <text:p>44</text:p>
          </table:table-cell>
          <table:table-cell office:value-type="float" office:value="24" table:style-name="ce1">
            <text:p>24</text:p>
          </table:table-cell>
          <table:table-cell office:value-type="float" office:value="222.221" table:style-name="ce1">
            <text:p>222.221</text:p>
          </table:table-cell>
          <table:table-cell office:value-type="float" office:value="446.01" table:style-name="ce2">
            <text:p>4.46E+02</text:p>
          </table:table-cell>
          <table:table-cell table:number-columns-repeated="16377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7" table:style-name="ce1">
            <text:p>7</text:p>
          </table:table-cell>
          <table:table-cell office:value-type="float" office:value="16" table:style-name="ce1">
            <text:p>16</text:p>
          </table:table-cell>
          <table:table-cell office:value-type="float" office:value="39" table:style-name="ce1">
            <text:p>39</text:p>
          </table:table-cell>
          <table:table-cell office:value-type="float" office:value="23" table:style-name="ce1">
            <text:p>23</text:p>
          </table:table-cell>
          <table:table-cell office:value-type="float" office:value="298.56" table:style-name="ce1">
            <text:p>298.56</text:p>
          </table:table-cell>
          <table:table-cell office:value-type="float" office:value="663.89099999999996" table:style-name="ce2">
            <text:p>6.64E+02</text:p>
          </table:table-cell>
          <table:table-cell table:number-columns-repeated="16377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8" table:style-name="ce1">
            <text:p>8</text:p>
          </table:table-cell>
          <table:table-cell office:value-type="float" office:value="20" table:style-name="ce1">
            <text:p>20</text:p>
          </table:table-cell>
          <table:table-cell office:value-type="float" office:value="48" table:style-name="ce1">
            <text:p>48</text:p>
          </table:table-cell>
          <table:table-cell office:value-type="float" office:value="28" table:style-name="ce1">
            <text:p>28</text:p>
          </table:table-cell>
          <table:table-cell office:value-type="float" office:value="229.34899999999999" table:style-name="ce1">
            <text:p>229.349</text:p>
          </table:table-cell>
          <table:table-cell office:value-type="float" office:value="479.738" table:style-name="ce2">
            <text:p>4.80E+02</text:p>
          </table:table-cell>
          <table:table-cell table:number-columns-repeated="16377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7" table:style-name="ce1">
            <text:p>7</text:p>
          </table:table-cell>
          <table:table-cell office:value-type="float" office:value="25" table:style-name="ce1">
            <text:p>25</text:p>
          </table:table-cell>
          <table:table-cell office:value-type="float" office:value="57" table:style-name="ce1">
            <text:p>57</text:p>
          </table:table-cell>
          <table:table-cell office:value-type="float" office:value="32" table:style-name="ce1">
            <text:p>32</text:p>
          </table:table-cell>
          <table:table-cell office:value-type="float" office:value="259.00400000000002" table:style-name="ce1">
            <text:p>259.004</text:p>
          </table:table-cell>
          <table:table-cell office:value-type="float" office:value="568.89200000000005" table:style-name="ce2">
            <text:p>5.69E+02</text:p>
          </table:table-cell>
          <table:table-cell table:number-columns-repeated="16377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4" table:style-name="ce1">
            <text:p>4</text:p>
          </table:table-cell>
          <table:table-cell office:value-type="float" office:value="23" table:style-name="ce1">
            <text:p>23</text:p>
          </table:table-cell>
          <table:table-cell office:value-type="float" office:value="50" table:style-name="ce1">
            <text:p>50</text:p>
          </table:table-cell>
          <table:table-cell office:value-type="float" office:value="27" table:style-name="ce1">
            <text:p>27</text:p>
          </table:table-cell>
          <table:table-cell office:value-type="float" office:value="231.54" table:style-name="ce1">
            <text:p>231.54</text:p>
          </table:table-cell>
          <table:table-cell office:value-type="float" office:value="569.62" table:style-name="ce2">
            <text:p>5.70E+02</text:p>
          </table:table-cell>
          <table:table-cell table:number-columns-repeated="16377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7" table:style-name="ce1">
            <text:p>7</text:p>
          </table:table-cell>
          <table:table-cell office:value-type="float" office:value="18" table:style-name="ce1">
            <text:p>18</text:p>
          </table:table-cell>
          <table:table-cell office:value-type="float" office:value="43" table:style-name="ce1">
            <text:p>43</text:p>
          </table:table-cell>
          <table:table-cell office:value-type="float" office:value="25" table:style-name="ce1">
            <text:p>25</text:p>
          </table:table-cell>
          <table:table-cell office:value-type="float" office:value="171.01499999999999" table:style-name="ce1">
            <text:p>171.015</text:p>
          </table:table-cell>
          <table:table-cell office:value-type="float" office:value="385.04199999999997" table:style-name="ce1">
            <text:p>385.042</text:p>
          </table:table-cell>
          <table:table-cell table:number-columns-repeated="16377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6" table:style-name="ce1">
            <text:p>6</text:p>
          </table:table-cell>
          <table:table-cell office:value-type="float" office:value="13" table:style-name="ce1">
            <text:p>13</text:p>
          </table:table-cell>
          <table:table-cell office:value-type="float" office:value="32" table:style-name="ce1">
            <text:p>32</text:p>
          </table:table-cell>
          <table:table-cell office:value-type="float" office:value="19" table:style-name="ce1">
            <text:p>19</text:p>
          </table:table-cell>
          <table:table-cell office:value-type="float" office:value="250.649" table:style-name="ce1">
            <text:p>250.649</text:p>
          </table:table-cell>
          <table:table-cell office:value-type="float" office:value="562.13199999999995" table:style-name="ce2">
            <text:p>5.62E+02</text:p>
          </table:table-cell>
          <table:table-cell table:number-columns-repeated="16377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9" table:style-name="ce1">
            <text:p>9</text:p>
          </table:table-cell>
          <table:table-cell office:value-type="float" office:value="31" table:style-name="ce1">
            <text:p>31</text:p>
          </table:table-cell>
          <table:table-cell office:value-type="float" office:value="71" table:style-name="ce1">
            <text:p>71</text:p>
          </table:table-cell>
          <table:table-cell office:value-type="float" office:value="40" table:style-name="ce1">
            <text:p>40</text:p>
          </table:table-cell>
          <table:table-cell office:value-type="float" office:value="352.62400000000002" table:style-name="ce1">
            <text:p>352.624</text:p>
          </table:table-cell>
          <table:table-cell office:value-type="float" office:value="726.42600000000004" table:style-name="ce2">
            <text:p>7.26E+02</text:p>
          </table:table-cell>
          <table:table-cell table:number-columns-repeated="16377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9" table:style-name="ce1">
            <text:p>9</text:p>
          </table:table-cell>
          <table:table-cell office:value-type="float" office:value="31" table:style-name="ce1">
            <text:p>31</text:p>
          </table:table-cell>
          <table:table-cell office:value-type="float" office:value="71" table:style-name="ce1">
            <text:p>71</text:p>
          </table:table-cell>
          <table:table-cell office:value-type="float" office:value="40" table:style-name="ce1">
            <text:p>40</text:p>
          </table:table-cell>
          <table:table-cell office:value-type="float" office:value="301.495" table:style-name="ce1">
            <text:p>301.495</text:p>
          </table:table-cell>
          <table:table-cell office:value-type="float" office:value="619.91899999999998" table:style-name="ce2">
            <text:p>6.20E+02</text:p>
          </table:table-cell>
          <table:table-cell table:number-columns-repeated="16377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8" table:style-name="ce1">
            <text:p>8</text:p>
          </table:table-cell>
          <table:table-cell office:value-type="float" office:value="17" table:style-name="ce1">
            <text:p>17</text:p>
          </table:table-cell>
          <table:table-cell office:value-type="float" office:value="42" table:style-name="ce1">
            <text:p>42</text:p>
          </table:table-cell>
          <table:table-cell office:value-type="float" office:value="25" table:style-name="ce1">
            <text:p>25</text:p>
          </table:table-cell>
          <table:table-cell office:value-type="float" office:value="238.32300000000001" table:style-name="ce1">
            <text:p>238.323</text:p>
          </table:table-cell>
          <table:table-cell office:value-type="float" office:value="844.73599999999999" table:style-name="ce2">
            <text:p>8.45E+02</text:p>
          </table:table-cell>
          <table:table-cell table:number-columns-repeated="16377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7" table:style-name="ce1">
            <text:p>7</text:p>
          </table:table-cell>
          <table:table-cell office:value-type="float" office:value="38" table:style-name="ce1">
            <text:p>38</text:p>
          </table:table-cell>
          <table:table-cell office:value-type="float" office:value="83" table:style-name="ce1">
            <text:p>83</text:p>
          </table:table-cell>
          <table:table-cell office:value-type="float" office:value="45" table:style-name="ce1">
            <text:p>45</text:p>
          </table:table-cell>
          <table:table-cell office:value-type="float" office:value="347.63600000000002" table:style-name="ce1">
            <text:p>347.636</text:p>
          </table:table-cell>
          <table:table-cell office:value-type="float" office:value="738.41099999999994" table:style-name="ce2">
            <text:p>7.38E+02</text:p>
          </table:table-cell>
          <table:table-cell table:number-columns-repeated="16377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7" table:style-name="ce1">
            <text:p>7</text:p>
          </table:table-cell>
          <table:table-cell office:value-type="float" office:value="10" table:style-name="ce1">
            <text:p>10</text:p>
          </table:table-cell>
          <table:table-cell office:value-type="float" office:value="27" table:style-name="ce1">
            <text:p>27</text:p>
          </table:table-cell>
          <table:table-cell office:value-type="float" office:value="17" table:style-name="ce1">
            <text:p>17</text:p>
          </table:table-cell>
          <table:table-cell office:value-type="float" office:value="213.16900000000001" table:style-name="ce1">
            <text:p>213.169</text:p>
          </table:table-cell>
          <table:table-cell office:value-type="float" office:value="558.10799999999995" table:style-name="ce2">
            <text:p>5.58E+02</text:p>
          </table:table-cell>
          <table:table-cell table:number-columns-repeated="16377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11" table:style-name="ce1">
            <text:p>11</text:p>
          </table:table-cell>
          <table:table-cell office:value-type="float" office:value="18" table:style-name="ce1">
            <text:p>18</text:p>
          </table:table-cell>
          <table:table-cell office:value-type="float" office:value="47" table:style-name="ce1">
            <text:p>47</text:p>
          </table:table-cell>
          <table:table-cell office:value-type="float" office:value="29" table:style-name="ce1">
            <text:p>29</text:p>
          </table:table-cell>
          <table:table-cell office:value-type="float" office:value="226.738" table:style-name="ce1">
            <text:p>226.738</text:p>
          </table:table-cell>
          <table:table-cell office:value-type="float" office:value="558.98400000000004" table:style-name="ce2">
            <text:p>5.59E+02</text:p>
          </table:table-cell>
          <table:table-cell table:number-columns-repeated="16377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5" table:style-name="ce1">
            <text:p>5</text:p>
          </table:table-cell>
          <table:table-cell office:value-type="float" office:value="27" table:style-name="ce1">
            <text:p>27</text:p>
          </table:table-cell>
          <table:table-cell office:value-type="float" office:value="59" table:style-name="ce1">
            <text:p>59</text:p>
          </table:table-cell>
          <table:table-cell office:value-type="float" office:value="32" table:style-name="ce1">
            <text:p>32</text:p>
          </table:table-cell>
          <table:table-cell office:value-type="float" office:value="206.90299999999999" table:style-name="ce1">
            <text:p>206.903</text:p>
          </table:table-cell>
          <table:table-cell office:value-type="float" office:value="530.53800000000001" table:style-name="ce2">
            <text:p>5.31E+02</text:p>
          </table:table-cell>
          <table:table-cell table:number-columns-repeated="16377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8" table:style-name="ce1">
            <text:p>8</text:p>
          </table:table-cell>
          <table:table-cell office:value-type="float" office:value="19" table:style-name="ce1">
            <text:p>19</text:p>
          </table:table-cell>
          <table:table-cell office:value-type="float" office:value="46" table:style-name="ce1">
            <text:p>46</text:p>
          </table:table-cell>
          <table:table-cell office:value-type="float" office:value="27" table:style-name="ce1">
            <text:p>27</text:p>
          </table:table-cell>
          <table:table-cell office:value-type="float" office:value="217.828" table:style-name="ce1">
            <text:p>217.828</text:p>
          </table:table-cell>
          <table:table-cell office:value-type="float" office:value="498.07" table:style-name="ce2">
            <text:p>4.98E+02</text:p>
          </table:table-cell>
          <table:table-cell table:number-columns-repeated="16377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9" table:style-name="ce1">
            <text:p>9</text:p>
          </table:table-cell>
          <table:table-cell office:value-type="float" office:value="22" table:style-name="ce1">
            <text:p>22</text:p>
          </table:table-cell>
          <table:table-cell office:value-type="float" office:value="53" table:style-name="ce1">
            <text:p>53</text:p>
          </table:table-cell>
          <table:table-cell office:value-type="float" office:value="31" table:style-name="ce1">
            <text:p>31</text:p>
          </table:table-cell>
          <table:table-cell office:value-type="float" office:value="253.63399999999999" table:style-name="ce1">
            <text:p>253.634</text:p>
          </table:table-cell>
          <table:table-cell office:value-type="float" office:value="498.18200000000002" table:style-name="ce2">
            <text:p>4.98E+02</text:p>
          </table:table-cell>
          <table:table-cell table:number-columns-repeated="16377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4" table:style-name="ce1">
            <text:p>4</text:p>
          </table:table-cell>
          <table:table-cell office:value-type="float" office:value="21" table:style-name="ce1">
            <text:p>21</text:p>
          </table:table-cell>
          <table:table-cell office:value-type="float" office:value="46" table:style-name="ce1">
            <text:p>46</text:p>
          </table:table-cell>
          <table:table-cell office:value-type="float" office:value="25" table:style-name="ce1">
            <text:p>25</text:p>
          </table:table-cell>
          <table:table-cell office:value-type="float" office:value="212.11600000000001" table:style-name="ce1">
            <text:p>212.116</text:p>
          </table:table-cell>
          <table:table-cell office:value-type="float" office:value="470.88" table:style-name="ce2">
            <text:p>4.71E+02</text:p>
          </table:table-cell>
          <table:table-cell table:number-columns-repeated="16377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13" table:style-name="ce1">
            <text:p>13</text:p>
          </table:table-cell>
          <table:table-cell office:value-type="float" office:value="8" table:style-name="ce1">
            <text:p>8</text:p>
          </table:table-cell>
          <table:table-cell office:value-type="float" office:value="205.54300000000001" table:style-name="ce1">
            <text:p>205.543</text:p>
          </table:table-cell>
          <table:table-cell office:value-type="float" office:value="445.78699999999998" table:style-name="ce1">
            <text:p>445.787</text:p>
          </table:table-cell>
          <table:table-cell table:number-columns-repeated="16377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3" table:style-name="ce1">
            <text:p>3</text:p>
          </table:table-cell>
          <table:table-cell office:value-type="float" office:value="20" table:style-name="ce1">
            <text:p>20</text:p>
          </table:table-cell>
          <table:table-cell office:value-type="float" office:value="43" table:style-name="ce1">
            <text:p>43</text:p>
          </table:table-cell>
          <table:table-cell office:value-type="float" office:value="23" table:style-name="ce1">
            <text:p>23</text:p>
          </table:table-cell>
          <table:table-cell office:value-type="float" office:value="188.35300000000001" table:style-name="ce1">
            <text:p>188.353</text:p>
          </table:table-cell>
          <table:table-cell office:value-type="float" office:value="474.75599999999997" table:style-name="ce2">
            <text:p>4.75E+02</text:p>
          </table:table-cell>
          <table:table-cell table:number-columns-repeated="16377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5" table:style-name="ce1">
            <text:p>5</text:p>
          </table:table-cell>
          <table:table-cell office:value-type="float" office:value="15" table:style-name="ce1">
            <text:p>15</text:p>
          </table:table-cell>
          <table:table-cell office:value-type="float" office:value="35" table:style-name="ce1">
            <text:p>35</text:p>
          </table:table-cell>
          <table:table-cell office:value-type="float" office:value="20" table:style-name="ce1">
            <text:p>20</text:p>
          </table:table-cell>
          <table:table-cell office:value-type="float" office:value="328.495" table:style-name="ce1">
            <text:p>328.495</text:p>
          </table:table-cell>
          <table:table-cell office:value-type="float" office:value="938.91099999999994" table:style-name="ce2">
            <text:p>9.39E+02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float" office:value="6.4761904761904763" table:formula="of:=AVERAGE([.B2:.B22])" table:style-name="ce1">
            <text:p>6.476190476</text:p>
          </table:table-cell>
          <table:table-cell office:value-type="float" office:value="20.571428571428573" table:formula="of:=AVERAGE([.C2:.C22])" table:style-name="ce1">
            <text:p>20.57142857</text:p>
          </table:table-cell>
          <table:table-cell office:value-type="float" office:value="47.61904761904762" table:formula="of:=AVERAGE([.D2:.D22])" table:style-name="ce1">
            <text:p>47.61904762</text:p>
          </table:table-cell>
          <table:table-cell office:value-type="float" office:value="27.047619047619047" table:formula="of:=AVERAGE([.E2:.E22])" table:style-name="ce1">
            <text:p>27.04761905</text:p>
          </table:table-cell>
          <table:table-cell office:value-type="float" office:value="248.42366666666658" table:formula="of:=AVERAGE([.F2:.F22])" table:style-name="ce1">
            <text:p>248.4236667</text:p>
          </table:table-cell>
          <table:table-cell office:value-type="float" office:value="577.1419047619047" table:formula="of:=AVERAGE([.G2:.G22])" table:style-name="ce1">
            <text:p>577.1419048</text:p>
          </table:table-cell>
          <table:table-cell table:number-columns-repeated="16377"/>
        </table:table-row>
        <table:table-row table:number-rows-repeated="1048552" table:style-name="ro1">
          <table:table-cell table:number-columns-repeated="16384"/>
        </table:table-row>
      </table:table>
      <table:table table:name="SomCalb" table:style-name="ta2">
        <table:table-column table:style-name="co1" table:number-columns-repeated="7" table:default-cell-style-name="ce1"/>
        <table:table-column table:style-name="co2" table:number-columns-repeated="16377" table:default-cell-style-name="ce1"/>
        <table:table-row table:style-name="ro1">
          <table:table-cell office:value-type="string" table:style-name="ce1">
            <text:p>Neuron</text:p>
          </table:table-cell>
          <table:table-cell office:value-type="string" table:style-name="ce1">
            <text:p>N_stems</text:p>
          </table:table-cell>
          <table:table-cell office:value-type="string" table:style-name="ce1">
            <text:p>N_bifs</text:p>
          </table:table-cell>
          <table:table-cell office:value-type="string" table:style-name="ce1">
            <text:p>N_branch</text:p>
          </table:table-cell>
          <table:table-cell office:value-type="string" table:style-name="ce1">
            <text:p>N_tips</text:p>
          </table:table-cell>
          <table:table-cell office:value-type="string" table:style-name="ce1">
            <text:p>Euclidean Distance</text:p>
          </table:table-cell>
          <table:table-cell office:value-type="string" table:style-name="ce1">
            <text:p>PathDistance</text:p>
          </table:table-cell>
          <table:table-cell table:number-columns-repeated="16377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16" table:style-name="ce1">
            <text:p>16</text:p>
          </table:table-cell>
          <table:table-cell office:value-type="float" office:value="10" table:style-name="ce1">
            <text:p>10</text:p>
          </table:table-cell>
          <table:table-cell office:value-type="float" office:value="234.376" table:style-name="ce1">
            <text:p>234.376</text:p>
          </table:table-cell>
          <table:table-cell office:value-type="float" office:value="572.22500000000002" table:style-name="ce1">
            <text:p>572.225</text:p>
          </table:table-cell>
          <table:table-cell table:number-columns-repeated="16377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5" table:style-name="ce1">
            <text:p>5</text:p>
          </table:table-cell>
          <table:table-cell office:value-type="float" office:value="11" table:style-name="ce1">
            <text:p>11</text:p>
          </table:table-cell>
          <table:table-cell office:value-type="float" office:value="27" table:style-name="ce1">
            <text:p>27</text:p>
          </table:table-cell>
          <table:table-cell office:value-type="float" office:value="16" table:style-name="ce1">
            <text:p>16</text:p>
          </table:table-cell>
          <table:table-cell office:value-type="float" office:value="217.249" table:style-name="ce1">
            <text:p>217.249</text:p>
          </table:table-cell>
          <table:table-cell office:value-type="float" office:value="682.23199999999997" table:style-name="ce2">
            <text:p>6.82E+02</text:p>
          </table:table-cell>
          <table:table-cell table:number-columns-repeated="16377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16" table:style-name="ce1">
            <text:p>16</text:p>
          </table:table-cell>
          <table:table-cell office:value-type="float" office:value="10" table:style-name="ce1">
            <text:p>10</text:p>
          </table:table-cell>
          <table:table-cell office:value-type="float" office:value="247.37200000000001" table:style-name="ce1">
            <text:p>247.372</text:p>
          </table:table-cell>
          <table:table-cell office:value-type="float" office:value="479.72" table:style-name="ce1">
            <text:p>479.72</text:p>
          </table:table-cell>
          <table:table-cell table:number-columns-repeated="16377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5" table:style-name="ce1">
            <text:p>5</text:p>
          </table:table-cell>
          <table:table-cell office:value-type="float" office:value="24" table:style-name="ce1">
            <text:p>24</text:p>
          </table:table-cell>
          <table:table-cell office:value-type="float" office:value="53" table:style-name="ce1">
            <text:p>53</text:p>
          </table:table-cell>
          <table:table-cell office:value-type="float" office:value="29" table:style-name="ce1">
            <text:p>29</text:p>
          </table:table-cell>
          <table:table-cell office:value-type="float" office:value="199.06299999999999" table:style-name="ce1">
            <text:p>199.063</text:p>
          </table:table-cell>
          <table:table-cell office:value-type="float" office:value="481.35700000000003" table:style-name="ce2">
            <text:p>4.81E+02</text:p>
          </table:table-cell>
          <table:table-cell table:number-columns-repeated="16377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4" table:style-name="ce1">
            <text:p>4</text:p>
          </table:table-cell>
          <table:table-cell office:value-type="float" office:value="28" table:style-name="ce1">
            <text:p>28</text:p>
          </table:table-cell>
          <table:table-cell office:value-type="float" office:value="60" table:style-name="ce1">
            <text:p>60</text:p>
          </table:table-cell>
          <table:table-cell office:value-type="float" office:value="32" table:style-name="ce1">
            <text:p>32</text:p>
          </table:table-cell>
          <table:table-cell office:value-type="float" office:value="190.94800000000001" table:style-name="ce1">
            <text:p>190.948</text:p>
          </table:table-cell>
          <table:table-cell office:value-type="float" office:value="555.91" table:style-name="ce2">
            <text:p>5.56E+02</text:p>
          </table:table-cell>
          <table:table-cell table:number-columns-repeated="16377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5" table:style-name="ce1">
            <text:p>5</text:p>
          </table:table-cell>
          <table:table-cell office:value-type="float" office:value="9" table:style-name="ce1">
            <text:p>9</text:p>
          </table:table-cell>
          <table:table-cell office:value-type="float" office:value="23" table:style-name="ce1">
            <text:p>23</text:p>
          </table:table-cell>
          <table:table-cell office:value-type="float" office:value="14" table:style-name="ce1">
            <text:p>14</text:p>
          </table:table-cell>
          <table:table-cell office:value-type="float" office:value="220.71899999999999" table:style-name="ce1">
            <text:p>220.719</text:p>
          </table:table-cell>
          <table:table-cell office:value-type="float" office:value="460.04199999999997" table:style-name="ce2">
            <text:p>4.60E+02</text:p>
          </table:table-cell>
          <table:table-cell table:number-columns-repeated="16377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5" table:style-name="ce1">
            <text:p>5</text:p>
          </table:table-cell>
          <table:table-cell office:value-type="float" office:value="21" table:style-name="ce1">
            <text:p>21</text:p>
          </table:table-cell>
          <table:table-cell office:value-type="float" office:value="47" table:style-name="ce1">
            <text:p>47</text:p>
          </table:table-cell>
          <table:table-cell office:value-type="float" office:value="26" table:style-name="ce1">
            <text:p>26</text:p>
          </table:table-cell>
          <table:table-cell office:value-type="float" office:value="178.93" table:style-name="ce1">
            <text:p>178.93</text:p>
          </table:table-cell>
          <table:table-cell office:value-type="float" office:value="392.529" table:style-name="ce2">
            <text:p>3.93E+02</text:p>
          </table:table-cell>
          <table:table-cell table:number-columns-repeated="16377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8" table:style-name="ce1">
            <text:p>8</text:p>
          </table:table-cell>
          <table:table-cell office:value-type="float" office:value="36" table:style-name="ce1">
            <text:p>36</text:p>
          </table:table-cell>
          <table:table-cell office:value-type="float" office:value="80" table:style-name="ce1">
            <text:p>80</text:p>
          </table:table-cell>
          <table:table-cell office:value-type="float" office:value="44" table:style-name="ce1">
            <text:p>44</text:p>
          </table:table-cell>
          <table:table-cell office:value-type="float" office:value="244.85300000000001" table:style-name="ce1">
            <text:p>244.853</text:p>
          </table:table-cell>
          <table:table-cell office:value-type="float" office:value="578.82399999999996" table:style-name="ce2">
            <text:p>5.79E+02</text:p>
          </table:table-cell>
          <table:table-cell table:number-columns-repeated="16377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6" table:style-name="ce1">
            <text:p>6</text:p>
          </table:table-cell>
          <table:table-cell office:value-type="float" office:value="8" table:style-name="ce1">
            <text:p>8</text:p>
          </table:table-cell>
          <table:table-cell office:value-type="float" office:value="22" table:style-name="ce1">
            <text:p>22</text:p>
          </table:table-cell>
          <table:table-cell office:value-type="float" office:value="14" table:style-name="ce1">
            <text:p>14</text:p>
          </table:table-cell>
          <table:table-cell office:value-type="float" office:value="245.59700000000001" table:style-name="ce1">
            <text:p>245.597</text:p>
          </table:table-cell>
          <table:table-cell office:value-type="float" office:value="499.13900000000001" table:style-name="ce1">
            <text:p>499.139</text:p>
          </table:table-cell>
          <table:table-cell table:number-columns-repeated="16377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17" table:style-name="ce1">
            <text:p>17</text:p>
          </table:table-cell>
          <table:table-cell office:value-type="float" office:value="11" table:style-name="ce1">
            <text:p>11</text:p>
          </table:table-cell>
          <table:table-cell office:value-type="float" office:value="280.75799999999998" table:style-name="ce1">
            <text:p>280.758</text:p>
          </table:table-cell>
          <table:table-cell office:value-type="float" office:value="591.49400000000003" table:style-name="ce1">
            <text:p>591.494</text:p>
          </table:table-cell>
          <table:table-cell table:number-columns-repeated="16377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7" table:style-name="ce1">
            <text:p>7</text:p>
          </table:table-cell>
          <table:table-cell office:value-type="float" office:value="5" table:style-name="ce1">
            <text:p>5</text:p>
          </table:table-cell>
          <table:table-cell office:value-type="float" office:value="17" table:style-name="ce1">
            <text:p>17</text:p>
          </table:table-cell>
          <table:table-cell office:value-type="float" office:value="12" table:style-name="ce1">
            <text:p>12</text:p>
          </table:table-cell>
          <table:table-cell office:value-type="float" office:value="310.92599999999999" table:style-name="ce1">
            <text:p>310.926</text:p>
          </table:table-cell>
          <table:table-cell office:value-type="float" office:value="582.65" table:style-name="ce2">
            <text:p>5.83E+02</text:p>
          </table:table-cell>
          <table:table-cell table:number-columns-repeated="16377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8" table:style-name="ce1">
            <text:p>8</text:p>
          </table:table-cell>
          <table:table-cell office:value-type="float" office:value="6" table:style-name="ce1">
            <text:p>6</text:p>
          </table:table-cell>
          <table:table-cell office:value-type="float" office:value="117.771" table:style-name="ce1">
            <text:p>117.771</text:p>
          </table:table-cell>
          <table:table-cell office:value-type="float" office:value="301.49900000000002" table:style-name="ce1">
            <text:p>301.499</text:p>
          </table:table-cell>
          <table:table-cell table:number-columns-repeated="16377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2" table:style-name="ce1">
            <text:p>2</text:p>
          </table:table-cell>
          <table:table-cell office:value-type="float" office:value="19" table:style-name="ce1">
            <text:p>19</text:p>
          </table:table-cell>
          <table:table-cell office:value-type="float" office:value="40" table:style-name="ce1">
            <text:p>40</text:p>
          </table:table-cell>
          <table:table-cell office:value-type="float" office:value="21" table:style-name="ce1">
            <text:p>21</text:p>
          </table:table-cell>
          <table:table-cell office:value-type="float" office:value="208.809" table:style-name="ce1">
            <text:p>208.809</text:p>
          </table:table-cell>
          <table:table-cell office:value-type="float" office:value="495.1" table:style-name="ce2">
            <text:p>4.95E+02</text:p>
          </table:table-cell>
          <table:table-cell table:number-columns-repeated="16377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4" table:style-name="ce1">
            <text:p>4</text:p>
          </table:table-cell>
          <table:table-cell office:value-type="float" office:value="45" table:style-name="ce1">
            <text:p>45</text:p>
          </table:table-cell>
          <table:table-cell office:value-type="float" office:value="94" table:style-name="ce1">
            <text:p>94</text:p>
          </table:table-cell>
          <table:table-cell office:value-type="float" office:value="49" table:style-name="ce1">
            <text:p>49</text:p>
          </table:table-cell>
          <table:table-cell office:value-type="float" office:value="197.14699999999999" table:style-name="ce1">
            <text:p>197.147</text:p>
          </table:table-cell>
          <table:table-cell office:value-type="float" office:value="471.178" table:style-name="ce2">
            <text:p>4.71E+02</text:p>
          </table:table-cell>
          <table:table-cell table:number-columns-repeated="16377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13" table:style-name="ce1">
            <text:p>13</text:p>
          </table:table-cell>
          <table:table-cell office:value-type="float" office:value="9" table:style-name="ce1">
            <text:p>9</text:p>
          </table:table-cell>
          <table:table-cell office:value-type="float" office:value="179.78299999999999" table:style-name="ce1">
            <text:p>179.783</text:p>
          </table:table-cell>
          <table:table-cell office:value-type="float" office:value="378.12299999999999" table:style-name="ce1">
            <text:p>378.123</text:p>
          </table:table-cell>
          <table:table-cell table:number-columns-repeated="16377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6" table:style-name="ce1">
            <text:p>6</text:p>
          </table:table-cell>
          <table:table-cell office:value-type="float" office:value="13" table:style-name="ce1">
            <text:p>13</text:p>
          </table:table-cell>
          <table:table-cell office:value-type="float" office:value="32" table:style-name="ce1">
            <text:p>32</text:p>
          </table:table-cell>
          <table:table-cell office:value-type="float" office:value="19" table:style-name="ce1">
            <text:p>19</text:p>
          </table:table-cell>
          <table:table-cell office:value-type="float" office:value="176.071" table:style-name="ce1">
            <text:p>176.071</text:p>
          </table:table-cell>
          <table:table-cell office:value-type="float" office:value="392.15" table:style-name="ce1">
            <text:p>392.15</text:p>
          </table:table-cell>
          <table:table-cell table:number-columns-repeated="16377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3" table:style-name="ce1">
            <text:p>3</text:p>
          </table:table-cell>
          <table:table-cell office:value-type="float" office:value="17" table:style-name="ce1">
            <text:p>17</text:p>
          </table:table-cell>
          <table:table-cell office:value-type="float" office:value="37" table:style-name="ce1">
            <text:p>37</text:p>
          </table:table-cell>
          <table:table-cell office:value-type="float" office:value="20" table:style-name="ce1">
            <text:p>20</text:p>
          </table:table-cell>
          <table:table-cell office:value-type="float" office:value="272.88099999999997" table:style-name="ce1">
            <text:p>272.881</text:p>
          </table:table-cell>
          <table:table-cell office:value-type="float" office:value="590.00699999999995" table:style-name="ce2">
            <text:p>5.90E+02</text:p>
          </table:table-cell>
          <table:table-cell table:number-columns-repeated="16377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6" table:style-name="ce1">
            <text:p>6</text:p>
          </table:table-cell>
          <table:table-cell office:value-type="float" office:value="9" table:style-name="ce1">
            <text:p>9</text:p>
          </table:table-cell>
          <table:table-cell office:value-type="float" office:value="24" table:style-name="ce1">
            <text:p>24</text:p>
          </table:table-cell>
          <table:table-cell office:value-type="float" office:value="15" table:style-name="ce1">
            <text:p>15</text:p>
          </table:table-cell>
          <table:table-cell office:value-type="float" office:value="363.512" table:style-name="ce1">
            <text:p>363.512</text:p>
          </table:table-cell>
          <table:table-cell office:value-type="float" office:value="1113.25" table:style-name="ce2">
            <text:p>1.11E+03</text:p>
          </table:table-cell>
          <table:table-cell table:number-columns-repeated="16377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3" table:style-name="ce1">
            <text:p>3</text:p>
          </table:table-cell>
          <table:table-cell office:value-type="float" office:value="9" table:style-name="ce1">
            <text:p>9</text:p>
          </table:table-cell>
          <table:table-cell office:value-type="float" office:value="21" table:style-name="ce1">
            <text:p>21</text:p>
          </table:table-cell>
          <table:table-cell office:value-type="float" office:value="12" table:style-name="ce1">
            <text:p>12</text:p>
          </table:table-cell>
          <table:table-cell office:value-type="float" office:value="378.94900000000001" table:style-name="ce1">
            <text:p>378.949</text:p>
          </table:table-cell>
          <table:table-cell office:value-type="float" office:value="810.65599999999995" table:style-name="ce2">
            <text:p>8.11E+02</text:p>
          </table:table-cell>
          <table:table-cell table:number-columns-repeated="16377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float" office:value="8" table:style-name="ce1">
            <text:p>8</text:p>
          </table:table-cell>
          <table:table-cell office:value-type="float" office:value="11" table:style-name="ce1">
            <text:p>11</text:p>
          </table:table-cell>
          <table:table-cell office:value-type="float" office:value="30" table:style-name="ce1">
            <text:p>30</text:p>
          </table:table-cell>
          <table:table-cell office:value-type="float" office:value="19" table:style-name="ce1">
            <text:p>19</text:p>
          </table:table-cell>
          <table:table-cell office:value-type="float" office:value="187.05099999999999" table:style-name="ce1">
            <text:p>187.051</text:p>
          </table:table-cell>
          <table:table-cell office:value-type="float" office:value="361.06" table:style-name="ce1">
            <text:p>361.06</text:p>
          </table:table-cell>
          <table:table-cell table:number-columns-repeated="16377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  <table:table-cell office:value-type="float" office:value="13" table:style-name="ce1">
            <text:p>13</text:p>
          </table:table-cell>
          <table:table-cell office:value-type="float" office:value="30" table:style-name="ce1">
            <text:p>30</text:p>
          </table:table-cell>
          <table:table-cell office:value-type="float" office:value="17" table:style-name="ce1">
            <text:p>17</text:p>
          </table:table-cell>
          <table:table-cell office:value-type="float" office:value="331.78" table:style-name="ce1">
            <text:p>331.78</text:p>
          </table:table-cell>
          <table:table-cell office:value-type="float" office:value="614.66099999999994" table:style-name="ce2">
            <text:p>6.15E+02</text:p>
          </table:table-cell>
          <table:table-cell table:number-columns-repeated="16377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13" table:style-name="ce1">
            <text:p>13</text:p>
          </table:table-cell>
          <table:table-cell office:value-type="float" office:value="8" table:style-name="ce1">
            <text:p>8</text:p>
          </table:table-cell>
          <table:table-cell office:value-type="float" office:value="342.27600000000001" table:style-name="ce1">
            <text:p>342.276</text:p>
          </table:table-cell>
          <table:table-cell office:value-type="float" office:value="692.08399999999995" table:style-name="ce1">
            <text:p>692.084</text:p>
          </table:table-cell>
          <table:table-cell table:number-columns-repeated="16377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float" office:value="16" table:style-name="ce1">
            <text:p>16</text:p>
          </table:table-cell>
          <table:table-cell office:value-type="float" office:value="11" table:style-name="ce1">
            <text:p>11</text:p>
          </table:table-cell>
          <table:table-cell office:value-type="float" office:value="271.63200000000001" table:style-name="ce1">
            <text:p>271.632</text:p>
          </table:table-cell>
          <table:table-cell office:value-type="float" office:value="642.46" table:style-name="ce1">
            <text:p>642.46</text:p>
          </table:table-cell>
          <table:table-cell table:number-columns-repeated="16377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float" office:value="2" table:style-name="ce1">
            <text:p>2</text:p>
          </table:table-cell>
          <table:table-cell office:value-type="float" office:value="45" table:style-name="ce1">
            <text:p>45</text:p>
          </table:table-cell>
          <table:table-cell office:value-type="float" office:value="92" table:style-name="ce1">
            <text:p>92</text:p>
          </table:table-cell>
          <table:table-cell office:value-type="float" office:value="47" table:style-name="ce1">
            <text:p>47</text:p>
          </table:table-cell>
          <table:table-cell office:value-type="float" office:value="241.88" table:style-name="ce1">
            <text:p>241.88</text:p>
          </table:table-cell>
          <table:table-cell office:value-type="float" office:value="502.22699999999998" table:style-name="ce2">
            <text:p>5.02E+02</text:p>
          </table:table-cell>
          <table:table-cell table:number-columns-repeated="16377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10" table:style-name="ce1">
            <text:p>10</text:p>
          </table:table-cell>
          <table:table-cell office:value-type="float" office:value="6" table:style-name="ce1">
            <text:p>6</text:p>
          </table:table-cell>
          <table:table-cell office:value-type="float" office:value="266.83499999999998" table:style-name="ce1">
            <text:p>266.835</text:p>
          </table:table-cell>
          <table:table-cell office:value-type="float" office:value="654.63099999999997" table:style-name="ce1">
            <text:p>654.631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float" office:value="4.6399999999999997" table:formula="of:=AVERAGE([.B2:.B26])" table:style-name="ce1">
            <text:p>4.64</text:p>
          </table:table-cell>
          <table:table-cell office:value-type="float" office:value="14.44" table:formula="of:=AVERAGE([.C2:.C26])" table:style-name="ce1">
            <text:p>14.44</text:p>
          </table:table-cell>
          <table:table-cell office:value-type="float" office:value="33.520000000000003" table:formula="of:=AVERAGE([.D2:.D26])" table:style-name="ce1">
            <text:p>33.52</text:p>
          </table:table-cell>
          <table:table-cell office:value-type="float" office:value="19.079999999999998" table:formula="of:=AVERAGE([.E2:.E26])" table:style-name="ce1">
            <text:p>19.08</text:p>
          </table:table-cell>
          <table:table-cell office:value-type="float" office:value="244.28671999999997" table:formula="of:=AVERAGE([.F2:.F26])" table:style-name="ce1">
            <text:p>244.28672</text:p>
          </table:table-cell>
          <table:table-cell office:value-type="float" office:value="555.80831999999998" table:formula="of:=AVERAGE([.G2:.G26])" table:style-name="ce1">
            <text:p>555.80832</text:p>
          </table:table-cell>
          <table:table-cell table:number-columns-repeated="16377"/>
        </table:table-row>
        <table:table-row table:number-rows-repeated="104854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number-style style:name="N15">
      <number:scientific-number number:decimal-places="2" number:min-integer-digits="1" number:min-exponent-digits="2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026</meta:generator>
    <dc:creator>Fred</dc:creator>
    <meta:creation-date>2019-10-18T10:41:29Z</meta:creation-date>
    <dc:date>2019-10-18T22:32:59Z</dc:date>
    <meta:editing-cycles>5</meta:editing-cycles>
    <meta:editing-duration>PT1819S</meta:editing-duration>
  </office:meta>
</office:document-meta>
</file>